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s" fo:country="ES" officeooo:rsid="0011bc73" officeooo:paragraph-rsid="0011bc73"/>
    </style:style>
    <style:style style:name="P2" style:family="paragraph" style:parent-style-name="Standard">
      <style:text-properties fo:language="es" fo:country="ES" officeooo:rsid="00125622" officeooo:paragraph-rsid="001256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MISA 1: ES 1444, 11 DE NOVIEMBRE, <text:s/>LA CRUZADA DEL VRANA ACABA DE FRACASAR.</text:p>
      <text:p text:style-name="P1">SOY EL PRÍNCIPE DE THEODORO ALEXIS DE GOTHIA I . PRIMERO DE SU NOMBRE(jajaja referencia punto para ti si lo notas).</text:p>
      <text:p text:style-name="P1">PERO TENGO UN PODER: PUEDO MATERIALIZAR LO QUE QUIERA DE STELLARIS(CON TODAS LAS RESEARCH COMPLETADAS, TODO, )</text:p>
      <text:p text:style-name="P1">2: INICIO PIDIENDO UNA REUNION CON MIS ASESORES(DEBES DE NOMBRALROS, DECIDIR QUE ASESORES Y QUE CARGO TIENEN … SON LOS QUE VAN A LA REUNION), CON MI CORTE REUNIDA: 1-PIDO UN INFORME MILITAR,2-POLITICO,3-AGRICOLA.</text:p>
      <text:p text:style-name="P1"/>
      <text:p text:style-name="P1"/>
      <text:p text:style-name="P1">3: <text:s/>DEBES D ETENR EN CUENTA QUIENES SON MIS VECINOS(NACIONES), CUALES SON SUS INTERESES Y POSTURA HACIA THEODORO(NEUTRAL, HOSTIL, SOMETIMINTO ECONOMICO, ETC)</text:p>
      <text:p text:style-name="P1"/>
      <text:p text:style-name="P2">4: deves d eresponde a cada prom COMO: CAPITULO I,II,III… y asi, desarrolar lo que s este pida en cada entrada.</text:p>
      <text:p text:style-name="P2"/>
      <text:p text:style-name="P2">5: dudas?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24.2.7.2$Linux_X86_64 LibreOffice_project/420$Build-2</meta:generator>
    <meta:editing-cycles>0</meta:editing-cycles>
    <meta:editing-duration>P0D</meta:editing-duration>
    <meta:document-statistic meta:table-count="0" meta:image-count="0" meta:object-count="0" meta:page-count="1" meta:paragraph-count="7" meta:word-count="130" meta:character-count="791" meta:non-whitespace-character-count="666"/>
  </office:meta>
</office:document-meta>
</file>